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808080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1">export</text:span> <text:span text:style-name="T1">default</text:span> <text:span text:style-name="T4">function</text:span> <text:span text:style-name="T5">AltaIngreso</text:span>() {</text:p>
      <text:p text:style-name="P3">  <text:span text:style-name="T6">const</text:span><text:span text:style-name="T7"> [</text:span><text:span text:style-name="T8">ingresos</text:span><text:span text:style-name="T7">, </text:span><text:span text:style-name="T9">setIngresos</text:span><text:span text:style-name="T7">] </text:span><text:span text:style-name="T10">=</text:span><text:span text:style-name="T7"> </text:span><text:span text:style-name="T9">useState</text:span><text:span text:style-name="T7">([]);</text:span></text:p>
      <text:p text:style-name="P3">  <text:span text:style-name="T6">const</text:span><text:span text:style-name="T7"> [</text:span><text:span text:style-name="T8">formData</text:span><text:span text:style-name="T7">, </text:span><text:span text:style-name="T9">setFormData</text:span><text:span text:style-name="T7">] </text:span><text:span text:style-name="T10">=</text:span><text:span text:style-name="T7"> </text:span><text:span text:style-name="T9">useState</text:span><text:span text:style-name="T7">({</text:span></text:p>
      <text:p text:style-name="P3">    <text:span text:style-name="T11">id:</text:span><text:span text:style-name="T7"> </text:span><text:span text:style-name="T6">null</text:span><text:span text:style-name="T7">,</text:span></text:p>
      <text:p text:style-name="P3">    <text:span text:style-name="T11">tipo:</text:span><text:span text:style-name="T7"> </text:span><text:span text:style-name="T12">"ingreso"</text:span><text:span text:style-name="T7">,</text:span></text:p>
      <text:p text:style-name="P3">    <text:span text:style-name="T11">categoria:</text:span><text:span text:style-name="T7"> </text:span><text:span text:style-name="T12">""</text:span><text:span text:style-name="T7">,</text:span></text:p>
      <text:p text:style-name="P3">    <text:span text:style-name="T11">monto:</text:span><text:span text:style-name="T7"> </text:span><text:span text:style-name="T12">""</text:span><text:span text:style-name="T7">,</text:span></text:p>
      <text:p text:style-name="P3">    <text:span text:style-name="T11">fecha:</text:span><text:span text:style-name="T7"> </text:span><text:span text:style-name="T12">""</text:span><text:span text:style-name="T7">,</text:span></text:p>
      <text:p text:style-name="P3">  <text:span text:style-name="T7">});</text:span></text:p>
      <text:p text:style-name="P2"/>
      <text:p text:style-name="P3">  <text:span text:style-name="T13">// --- Cargar ingresos desde el backend ---</text:span></text:p>
      <text:p text:style-name="P3">  <text:span text:style-name="T9">useEffect</text:span><text:span text:style-name="T7">(() </text:span><text:span text:style-name="T6">=&gt;</text:span><text:span text:style-name="T7"> {</text:span></text:p>
      <text:p text:style-name="P3">    <text:span text:style-name="T9">fetch</text:span><text:span text:style-name="T7">(</text:span><text:span text:style-name="T12">"http://localhost:8000/ingresos"</text:span><text:span text:style-name="T7">)</text:span></text:p>
      <text:p text:style-name="P3">      <text:span text:style-name="T7">.</text:span><text:span text:style-name="T9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9">json</text:span><text:span text:style-name="T7">())</text:span></text:p>
      <text:p text:style-name="P3">      <text:span text:style-name="T7">.</text:span><text:span text:style-name="T9">then</text:span><text:span text:style-name="T7">((</text:span><text:span text:style-name="T11">data</text:span><text:span text:style-name="T7">) </text:span><text:span text:style-name="T6">=&gt;</text:span><text:span text:style-name="T7"> </text:span><text:span text:style-name="T9">setIngresos</text:span><text:span text:style-name="T7">(</text:span><text:span text:style-name="T11">data</text:span><text:span text:style-name="T7">))</text:span></text:p>
      <text:p text:style-name="P3">      <text:span text:style-name="T7">.</text:span><text:span text:style-name="T9">catch</text:span><text:span text:style-name="T7">((</text:span><text:span text:style-name="T11">err</text:span><text:span text:style-name="T7">) </text:span><text:span text:style-name="T6">=&gt;</text:span><text:span text:style-name="T7"> </text:span><text:span text:style-name="T11">console</text:span><text:span text:style-name="T7">.</text:span><text:span text:style-name="T9">error</text:span><text:span text:style-name="T7">(</text:span><text:span text:style-name="T12">"Error al cargar ingresos:"</text:span><text:span text:style-name="T7">, </text:span><text:span text:style-name="T11">err</text:span><text:span text:style-name="T7">));</text:span></text:p>
      <text:p text:style-name="P3">  <text:span text:style-name="T7">}, []);</text:span></text:p>
      <text:p text:style-name="P2"/>
      <text:p text:style-name="P3">  <text:span text:style-name="T13">// --- Manejo del formulario ---</text:span></text:p>
      <text:p text:style-name="P3">  <text:span text:style-name="T6">const</text:span><text:span text:style-name="T7"> </text:span><text:span text:style-name="T9">handleChange</text:span><text:span text:style-name="T7"> </text:span><text:span text:style-name="T10">=</text:span><text:span text:style-name="T7"> (</text:span><text:span text:style-name="T11">e</text:span><text:span text:style-name="T7">) </text:span><text:span text:style-name="T6">=&gt;</text:span><text:span text:style-name="T7"> {</text:span></text:p>
      <text:p text:style-name="P3">    <text:span text:style-name="T9">setFormData</text:span><text:span text:style-name="T7">({ </text:span><text:span text:style-name="T10">...</text:span><text:span text:style-name="T8">formData</text:span><text:span text:style-name="T7">, </text:span><text:span text:style-name="T11">[e.target.name]:</text:span><text:span text:style-name="T7"> </text:span><text:span text:style-name="T11">e</text:span><text:span text:style-name="T7">.</text:span><text:span text:style-name="T11">target</text:span><text:span text:style-name="T7">.</text:span><text:span text:style-name="T11">value</text:span><text:span text:style-name="T7"> }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9">handleSubmit</text:span><text:span text:style-name="T7"> </text:span><text:span text:style-name="T10">=</text:span><text:span text:style-name="T7"> (</text:span><text:span text:style-name="T11">e</text:span><text:span text:style-name="T7">) </text:span><text:span text:style-name="T6">=&gt;</text:span><text:span text:style-name="T7"> {</text:span></text:p>
      <text:p text:style-name="P3">    <text:span text:style-name="T11">e</text:span><text:span text:style-name="T7">.</text:span><text:span text:style-name="T9">preventDefault</text:span><text:span text:style-name="T7">();</text:span></text:p>
      <text:p text:style-name="P2"/>
      <text:p text:style-name="P3">    <text:span text:style-name="T14">if</text:span><text:span text:style-name="T7"> (</text:span><text:span text:style-name="T8">formData</text:span><text:span text:style-name="T7">.</text:span><text:span text:style-name="T11">id</text:span><text:span text:style-name="T7">) {</text:span></text:p>
      <text:p text:style-name="P3">      <text:span text:style-name="T13">// --- EDITAR ingreso ---</text:span></text:p>
      <text:p text:style-name="P3">      <text:span text:style-name="T9">fetch</text:span><text:span text:style-name="T7">(</text:span><text:span text:style-name="T12">`http://localhost:8000/ingresos/</text:span><text:span text:style-name="T6">${</text:span><text:span text:style-name="T8">formData</text:span><text:span text:style-name="T10">.</text:span><text:span text:style-name="T11">id</text:span><text:span text:style-name="T6">}</text:span><text:span text:style-name="T12">`</text:span><text:span text:style-name="T7">, {</text:span></text:p>
      <text:p text:style-name="P3">        <text:span text:style-name="T11">method:</text:span><text:span text:style-name="T7"> </text:span><text:span text:style-name="T12">"PUT"</text:span><text:span text:style-name="T7">,</text:span></text:p>
      <text:p text:style-name="P3">        <text:span text:style-name="T11">headers:</text:span><text:span text:style-name="T7"> { </text:span><text:span text:style-name="T12">"Content-Type"</text:span><text:span text:style-name="T11">:</text:span><text:span text:style-name="T7"> </text:span><text:span text:style-name="T12">"application/json"</text:span><text:span text:style-name="T7"> },</text:span></text:p>
      <text:p text:style-name="P3">        <text:span text:style-name="T11">body:</text:span><text:span text:style-name="T7"> </text:span><text:span text:style-name="T11">JSON</text:span><text:span text:style-name="T7">.</text:span><text:span text:style-name="T9">stringify</text:span><text:span text:style-name="T7">(</text:span><text:span text:style-name="T8">formData</text:span><text:span text:style-name="T7">),</text:span></text:p>
      <text:p text:style-name="P3">      <text:span text:style-name="T7">})</text:span></text:p>
      <text:p text:style-name="P3">        <text:span text:style-name="T7">.</text:span><text:span text:style-name="T9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9">json</text:span><text:span text:style-name="T7">())</text:span></text:p>
      <text:p text:style-name="P3">        <text:span text:style-name="T7">.</text:span><text:span text:style-name="T9">then</text:span><text:span text:style-name="T7">((</text:span><text:span text:style-name="T11">updated</text:span><text:span text:style-name="T7">) </text:span><text:span text:style-name="T6">=&gt;</text:span><text:span text:style-name="T7"> {</text:span></text:p>
      <text:p text:style-name="P3">          <text:span text:style-name="T9">setIngresos</text:span><text:span text:style-name="T7">(</text:span></text:p>
      <text:p text:style-name="P3">            <text:span text:style-name="T8">ingresos</text:span><text:span text:style-name="T7">.</text:span><text:span text:style-name="T9">map</text:span><text:span text:style-name="T7">((</text:span><text:span text:style-name="T11">ingreso</text:span><text:span text:style-name="T7">) </text:span><text:span text:style-name="T6">=&gt;</text:span></text:p>
      <text:p text:style-name="P3">              <text:span text:style-name="T11">ingreso</text:span><text:span text:style-name="T7">.</text:span><text:span text:style-name="T11">id</text:span><text:span text:style-name="T7"> </text:span><text:span text:style-name="T10">===</text:span><text:span text:style-name="T7"> </text:span><text:span text:style-name="T11">updated</text:span><text:span text:style-name="T7">.</text:span><text:span text:style-name="T11">id</text:span><text:span text:style-name="T7"> </text:span><text:span text:style-name="T10">?</text:span><text:span text:style-name="T7"> </text:span><text:span text:style-name="T11">updated</text:span><text:span text:style-name="T7"> </text:span><text:span text:style-name="T10">:</text:span><text:span text:style-name="T7"> </text:span><text:span text:style-name="T11">ingreso</text:span></text:p>
      <text:p text:style-name="P3">            <text:span text:style-name="T7">)</text:span></text:p>
      <text:p text:style-name="P3">          <text:span text:style-name="T7">);</text:span></text:p>
      <text:p text:style-name="P3">          <text:span text:style-name="T9">setFormData</text:span><text:span text:style-name="T7">({ </text:span><text:span text:style-name="T11">id:</text:span><text:span text:style-name="T7"> </text:span><text:span text:style-name="T6">null</text:span><text:span text:style-name="T7">, </text:span><text:span text:style-name="T11">tipo:</text:span><text:span text:style-name="T7"> </text:span><text:span text:style-name="T12">"ingreso"</text:span><text:span text:style-name="T7">, </text:span><text:span text:style-name="T11">categoria:</text:span><text:span text:style-name="T7"> </text:span><text:span text:style-name="T12">""</text:span><text:span text:style-name="T7">, </text:span><text:span text:style-name="T11">monto:</text:span><text:span text:style-name="T7"> </text:span><text:span text:style-name="T12">""</text:span><text:span text:style-name="T7">, </text:span><text:span text:style-name="T11">fecha:</text:span><text:span text:style-name="T7"> </text:span><text:span text:style-name="T12">""</text:span><text:span text:style-name="T7"> });</text:span></text:p>
      <text:p text:style-name="P3">        <text:span text:style-name="T7">});</text:span></text:p>
      <text:p text:style-name="P3">    <text:span text:style-name="T7">} </text:span><text:span text:style-name="T14">else</text:span><text:span text:style-name="T7"> {</text:span></text:p>
      <text:p text:style-name="P3">      <text:span text:style-name="T13">// --- CREAR nuevo ingreso ---</text:span></text:p>
      <text:p text:style-name="P3">      <text:span text:style-name="T9">fetch</text:span><text:span text:style-name="T7">(</text:span><text:span text:style-name="T12">"http://localhost:8000/ingresos"</text:span><text:span text:style-name="T7">, {</text:span></text:p>
      <text:p text:style-name="P3">        <text:span text:style-name="T11">method:</text:span><text:span text:style-name="T7"> </text:span><text:span text:style-name="T12">"POST"</text:span><text:span text:style-name="T7">,</text:span></text:p>
      <text:p text:style-name="P3">        <text:span text:style-name="T11">headers:</text:span><text:span text:style-name="T7"> { </text:span><text:span text:style-name="T12">"Content-Type"</text:span><text:span text:style-name="T11">:</text:span><text:span text:style-name="T7"> </text:span><text:span text:style-name="T12">"application/json"</text:span><text:span text:style-name="T7"> },</text:span></text:p>
      <text:p text:style-name="P3"><text:soft-page-break/>        <text:span text:style-name="T11">body:</text:span><text:span text:style-name="T7"> </text:span><text:span text:style-name="T11">JSON</text:span><text:span text:style-name="T7">.</text:span><text:span text:style-name="T9">stringify</text:span><text:span text:style-name="T7">(</text:span><text:span text:style-name="T8">formData</text:span><text:span text:style-name="T7">),</text:span></text:p>
      <text:p text:style-name="P3">      <text:span text:style-name="T7">})</text:span></text:p>
      <text:p text:style-name="P3">        <text:span text:style-name="T7">.</text:span><text:span text:style-name="T9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9">json</text:span><text:span text:style-name="T7">())</text:span></text:p>
      <text:p text:style-name="P3">        <text:span text:style-name="T7">.</text:span><text:span text:style-name="T9">then</text:span><text:span text:style-name="T7">((</text:span><text:span text:style-name="T11">nuevo</text:span><text:span text:style-name="T7">) </text:span><text:span text:style-name="T6">=&gt;</text:span><text:span text:style-name="T7"> {</text:span></text:p>
      <text:p text:style-name="P3">          <text:span text:style-name="T9">setIngresos</text:span><text:span text:style-name="T7">([</text:span><text:span text:style-name="T10">...</text:span><text:span text:style-name="T8">ingresos</text:span><text:span text:style-name="T7">, </text:span><text:span text:style-name="T11">nuevo</text:span><text:span text:style-name="T7">]);</text:span></text:p>
      <text:p text:style-name="P3">          <text:span text:style-name="T9">setFormData</text:span><text:span text:style-name="T7">({ </text:span><text:span text:style-name="T11">id:</text:span><text:span text:style-name="T7"> </text:span><text:span text:style-name="T6">null</text:span><text:span text:style-name="T7">, </text:span><text:span text:style-name="T11">tipo:</text:span><text:span text:style-name="T7"> </text:span><text:span text:style-name="T12">"ingreso"</text:span><text:span text:style-name="T7">, </text:span><text:span text:style-name="T11">categoria:</text:span><text:span text:style-name="T7"> </text:span><text:span text:style-name="T12">""</text:span><text:span text:style-name="T7">, </text:span><text:span text:style-name="T11">monto:</text:span><text:span text:style-name="T7"> </text:span><text:span text:style-name="T12">""</text:span><text:span text:style-name="T7">, </text:span><text:span text:style-name="T11">fecha:</text:span><text:span text:style-name="T7"> </text:span><text:span text:style-name="T12">""</text:span><text:span text:style-name="T7"> });</text:span></text:p>
      <text:p text:style-name="P3">        <text:span text:style-name="T7">}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13">// --- Editar ingreso existente ---</text:span></text:p>
      <text:p text:style-name="P3">  <text:span text:style-name="T6">const</text:span><text:span text:style-name="T7"> </text:span><text:span text:style-name="T9">handleEdit</text:span><text:span text:style-name="T7"> </text:span><text:span text:style-name="T10">=</text:span><text:span text:style-name="T7"> (</text:span><text:span text:style-name="T11">ingreso</text:span><text:span text:style-name="T7">) </text:span><text:span text:style-name="T6">=&gt;</text:span><text:span text:style-name="T7"> {</text:span></text:p>
      <text:p text:style-name="P3">    <text:span text:style-name="T9">setFormData</text:span><text:span text:style-name="T7">(</text:span><text:span text:style-name="T11">ingreso</text:span><text:span text:style-name="T7">);</text:span></text:p>
      <text:p text:style-name="P3">  <text:span text:style-name="T7">};</text:span></text:p>
      <text:p text:style-name="P2"/>
      <text:p text:style-name="P3">  <text:span text:style-name="T13">// --- Borrar ingreso ---</text:span></text:p>
      <text:p text:style-name="P3">  <text:span text:style-name="T6">const</text:span><text:span text:style-name="T7"> </text:span><text:span text:style-name="T9">handleDelete</text:span><text:span text:style-name="T7"> </text:span><text:span text:style-name="T10">=</text:span><text:span text:style-name="T7"> (</text:span><text:span text:style-name="T11">id</text:span><text:span text:style-name="T7">) </text:span><text:span text:style-name="T6">=&gt;</text:span><text:span text:style-name="T7"> {</text:span></text:p>
      <text:p text:style-name="P3">    <text:span text:style-name="T9">fetch</text:span><text:span text:style-name="T7">(</text:span><text:span text:style-name="T12">`http://localhost:8000/ingresos/</text:span><text:span text:style-name="T6">${</text:span><text:span text:style-name="T11">id</text:span><text:span text:style-name="T6">}</text:span><text:span text:style-name="T12">`</text:span><text:span text:style-name="T7">, { </text:span><text:span text:style-name="T11">method:</text:span><text:span text:style-name="T7"> </text:span><text:span text:style-name="T12">"DELETE"</text:span><text:span text:style-name="T7"> })</text:span></text:p>
      <text:p text:style-name="P3">      <text:span text:style-name="T7">.</text:span><text:span text:style-name="T9">then</text:span><text:span text:style-name="T7">(() </text:span><text:span text:style-name="T6">=&gt;</text:span><text:span text:style-name="T7"> </text:span><text:span text:style-name="T9">setIngresos</text:span><text:span text:style-name="T7">(</text:span><text:span text:style-name="T8">ingresos</text:span><text:span text:style-name="T7">.</text:span><text:span text:style-name="T9">filter</text:span><text:span text:style-name="T7">((</text:span><text:span text:style-name="T11">ingreso</text:span><text:span text:style-name="T7">) </text:span><text:span text:style-name="T6">=&gt;</text:span><text:span text:style-name="T7"> </text:span><text:span text:style-name="T11">ingreso</text:span><text:span text:style-name="T7">.</text:span><text:span text:style-name="T11">id</text:span><text:span text:style-name="T7"> </text:span><text:span text:style-name="T10">!==</text:span><text:span text:style-name="T7"> </text:span><text:span text:style-name="T11">id</text:span><text:span text:style-name="T7">)));</text:span></text:p>
      <text:p text:style-name="P3">  <text:span text:style-name="T7">};</text:span></text:p>
      <text:p text:style-name="P2"/>
      <text:p text:style-name="P3">  <text:span text:style-name="T14">return</text:span><text:span text:style-name="T7"> (</text:span></text:p>
      <text:p text:style-name="P3">    <text:span text:style-name="T15">&lt;</text:span><text:span text:style-name="T6">div</text:span><text:span text:style-name="T7"> </text:span><text:span text:style-name="T11">className</text:span><text:span text:style-name="T10">=</text:span><text:span text:style-name="T12">"alta-ingreso-container"</text:span><text:span text:style-name="T15">&gt;</text:span></text:p>
      <text:p text:style-name="P3">      <text:span text:style-name="T6">{</text:span><text:span text:style-name="T13">/* --- Lista de ingresos --- */</text:span><text:span text:style-name="T6">}</text:span></text:p>
      <text:p text:style-name="P3">      <text:span text:style-name="T15">&lt;</text:span><text:span text:style-name="T6">div</text:span><text:span text:style-name="T7"> </text:span><text:span text:style-name="T11">className</text:span><text:span text:style-name="T10">=</text:span><text:span text:style-name="T12">"lista-ingresos"</text:span><text:span text:style-name="T15">&gt;</text:span></text:p>
      <text:p text:style-name="P3">        <text:span text:style-name="T15">&lt;</text:span><text:span text:style-name="T6">h2</text:span><text:span text:style-name="T15">&gt;</text:span><text:span text:style-name="T7">Lista de Ingresos</text:span><text:span text:style-name="T15">&lt;/</text:span><text:span text:style-name="T6">h2</text:span><text:span text:style-name="T15">&gt;</text:span></text:p>
      <text:p text:style-name="P3">        <text:span text:style-name="T6">{</text:span><text:span text:style-name="T8">ingresos</text:span><text:span text:style-name="T10">.</text:span><text:span text:style-name="T11">length</text:span><text:span text:style-name="T10"> === </text:span><text:span text:style-name="T16">0</text:span><text:span text:style-name="T10"> ? (</text:span></text:p>
      <text:p text:style-name="P3"><text:span text:style-name="T17">          </text:span><text:span text:style-name="T15">&lt;</text:span><text:span text:style-name="T6">p</text:span><text:span text:style-name="T15">&gt;</text:span><text:span text:style-name="T10">No hay ingresos cargados.</text:span><text:span text:style-name="T15">&lt;/</text:span><text:span text:style-name="T6">p</text:span><text:span text:style-name="T15">&gt;</text:span></text:p>
      <text:p text:style-name="P4">        <text:span text:style-name="T7">) : (</text:span></text:p>
      <text:p text:style-name="P3"><text:span text:style-name="T17">          </text:span><text:span text:style-name="T15">&lt;</text:span><text:span text:style-name="T6">table</text:span><text:span text:style-name="T15">&gt;</text:span></text:p>
      <text:p text:style-name="P3"><text:span text:style-name="T17">            </text:span><text:span text:style-name="T15">&lt;</text:span><text:span text:style-name="T6">thead</text:span><text:span text:style-name="T15">&gt;</text:span></text:p>
      <text:p text:style-name="P3"><text:span text:style-name="T17">              </text:span><text:span text:style-name="T15">&lt;</text:span><text:span text:style-name="T6">tr</text:span><text:span text:style-name="T15">&gt;</text:span></text:p>
      <text:p text:style-name="P3"><text:span text:style-name="T17">                </text:span><text:span text:style-name="T15">&lt;</text:span><text:span text:style-name="T6">th</text:span><text:span text:style-name="T15">&gt;</text:span><text:span text:style-name="T10">Categoría</text:span><text:span text:style-name="T15">&lt;/</text:span><text:span text:style-name="T6">th</text:span><text:span text:style-name="T15">&gt;</text:span></text:p>
      <text:p text:style-name="P3"><text:span text:style-name="T17">                </text:span><text:span text:style-name="T15">&lt;</text:span><text:span text:style-name="T6">th</text:span><text:span text:style-name="T15">&gt;</text:span><text:span text:style-name="T10">Monto</text:span><text:span text:style-name="T15">&lt;/</text:span><text:span text:style-name="T6">th</text:span><text:span text:style-name="T15">&gt;</text:span></text:p>
      <text:p text:style-name="P3"><text:span text:style-name="T17">                </text:span><text:span text:style-name="T15">&lt;</text:span><text:span text:style-name="T6">th</text:span><text:span text:style-name="T15">&gt;</text:span><text:span text:style-name="T10">Fecha</text:span><text:span text:style-name="T15">&lt;/</text:span><text:span text:style-name="T6">th</text:span><text:span text:style-name="T15">&gt;</text:span></text:p>
      <text:p text:style-name="P3"><text:span text:style-name="T17">                </text:span><text:span text:style-name="T15">&lt;</text:span><text:span text:style-name="T6">th</text:span><text:span text:style-name="T15">&gt;</text:span><text:span text:style-name="T10">Acciones</text:span><text:span text:style-name="T15">&lt;/</text:span><text:span text:style-name="T6">th</text:span><text:span text:style-name="T15">&gt;</text:span></text:p>
      <text:p text:style-name="P3"><text:span text:style-name="T17">              </text:span><text:span text:style-name="T15">&lt;/</text:span><text:span text:style-name="T6">tr</text:span><text:span text:style-name="T15">&gt;</text:span></text:p>
      <text:p text:style-name="P3"><text:span text:style-name="T17">            </text:span><text:span text:style-name="T15">&lt;/</text:span><text:span text:style-name="T6">thead</text:span><text:span text:style-name="T15">&gt;</text:span></text:p>
      <text:p text:style-name="P3"><text:span text:style-name="T17">            </text:span><text:span text:style-name="T15">&lt;</text:span><text:span text:style-name="T6">tbody</text:span><text:span text:style-name="T15">&gt;</text:span></text:p>
      <text:p text:style-name="P3"><text:span text:style-name="T17">              </text:span><text:span text:style-name="T6">{</text:span><text:span text:style-name="T8">ingresos</text:span><text:span text:style-name="T10">.</text:span><text:span text:style-name="T9">map</text:span><text:span text:style-name="T10">((</text:span><text:span text:style-name="T11">ingreso</text:span><text:span text:style-name="T10">) </text:span><text:span text:style-name="T6">=&gt;</text:span><text:span text:style-name="T10"> (</text:span></text:p>
      <text:p text:style-name="P3"><text:span text:style-name="T17">                </text:span><text:span text:style-name="T15">&lt;</text:span><text:span text:style-name="T6">tr</text:span><text:span text:style-name="T10"> </text:span><text:span text:style-name="T11">key</text:span><text:span text:style-name="T10">=</text:span><text:span text:style-name="T6">{</text:span><text:span text:style-name="T11">ingreso</text:span><text:span text:style-name="T10">.</text:span><text:span text:style-name="T11">id</text:span><text:span text:style-name="T6">}</text:span><text:span text:style-name="T15">&gt;</text:span></text:p>
      <text:p text:style-name="P3"><text:span text:style-name="T17">                  </text:span><text:span text:style-name="T15">&lt;</text:span><text:span text:style-name="T6">td</text:span><text:span text:style-name="T15">&gt;</text:span><text:span text:style-name="T6">{</text:span><text:span text:style-name="T11">ingreso</text:span><text:span text:style-name="T10">.</text:span><text:span text:style-name="T11">categoria</text:span><text:span text:style-name="T6">}</text:span><text:span text:style-name="T15">&lt;/</text:span><text:span text:style-name="T6">td</text:span><text:span text:style-name="T15">&gt;</text:span></text:p>
      <text:p text:style-name="P3"><text:span text:style-name="T17">                  </text:span><text:span text:style-name="T15">&lt;</text:span><text:span text:style-name="T6">td</text:span><text:span text:style-name="T15">&gt;</text:span><text:span text:style-name="T10">$</text:span><text:span text:style-name="T6">{</text:span><text:span text:style-name="T11">ingreso</text:span><text:span text:style-name="T10">.</text:span><text:span text:style-name="T11">monto</text:span><text:span text:style-name="T6">}</text:span><text:span text:style-name="T15">&lt;/</text:span><text:span text:style-name="T6">td</text:span><text:span text:style-name="T15">&gt;</text:span></text:p>
      <text:p text:style-name="P3"><text:span text:style-name="T17">                  </text:span><text:span text:style-name="T15">&lt;</text:span><text:span text:style-name="T6">td</text:span><text:span text:style-name="T15">&gt;</text:span><text:span text:style-name="T6">{</text:span><text:span text:style-name="T11">ingreso</text:span><text:span text:style-name="T10">.</text:span><text:span text:style-name="T11">fecha</text:span><text:span text:style-name="T6">}</text:span><text:span text:style-name="T15">&lt;/</text:span><text:span text:style-name="T6">td</text:span><text:span text:style-name="T15">&gt;</text:span></text:p>
      <text:p text:style-name="P3"><text:span text:style-name="T17">                  </text:span><text:span text:style-name="T15">&lt;</text:span><text:span text:style-name="T6">td</text:span><text:span text:style-name="T15">&gt;</text:span></text:p>
      <text:p text:style-name="P3"><text:span text:style-name="T17">                    </text:span><text:span text:style-name="T15">&lt;</text:span><text:span text:style-name="T6">button</text:span><text:span text:style-name="T10"> </text:span><text:span text:style-name="T11">onClick</text:span><text:span text:style-name="T10">=</text:span><text:span text:style-name="T6">{</text:span><text:span text:style-name="T10">() </text:span><text:span text:style-name="T6">=&gt;</text:span><text:span text:style-name="T10"> </text:span><text:span text:style-name="T9">handleEdit</text:span><text:span text:style-name="T10">(</text:span><text:span text:style-name="T11">ingreso</text:span><text:span text:style-name="T10">)</text:span><text:span text:style-name="T6">}</text:span><text:span text:style-name="T15">&gt;</text:span><text:span text:style-name="T10">Editar</text:span><text:span text:style-name="T15">&lt;/</text:span><text:span text:style-name="T6">button</text:span><text:span text:style-name="T15">&gt;</text:span></text:p>
      <text:p text:style-name="P3"><text:span text:style-name="T17">                    </text:span><text:span text:style-name="T15">&lt;</text:span><text:span text:style-name="T6">button</text:span><text:span text:style-name="T10"> </text:span><text:span text:style-name="T11">onClick</text:span><text:span text:style-name="T10">=</text:span><text:span text:style-name="T6">{</text:span><text:span text:style-name="T10">() </text:span><text:span text:style-name="T6">=&gt;</text:span><text:span text:style-name="T10"> </text:span><text:span text:style-name="T9">handleDelete</text:span><text:span text:style-name="T10">(</text:span><text:span text:style-name="T11">ingreso</text:span><text:span text:style-name="T10">.</text:span><text:span text:style-name="T11">id</text:span><text:span text:style-name="T10">)</text:span><text:span text:style-name="T6">}</text:span><text:span text:style-name="T15">&gt;</text:span><text:span text:style-name="T10">Borrar</text:span><text:span text:style-name="T15">&lt;/</text:span><text:span text:style-name="T6">button</text:span><text:span text:style-name="T15">&gt;</text:span></text:p>
      <text:p text:style-name="P3"><text:span text:style-name="T17">                  </text:span><text:span text:style-name="T15">&lt;/</text:span><text:span text:style-name="T6">td</text:span><text:span text:style-name="T15">&gt;</text:span></text:p>
      <text:p text:style-name="P3"><text:span text:style-name="T17">                </text:span><text:span text:style-name="T15">&lt;/</text:span><text:span text:style-name="T6">tr</text:span><text:span text:style-name="T15">&gt;</text:span></text:p>
      <text:p text:style-name="P3"><text:span text:style-name="T17">              </text:span><text:span text:style-name="T10">))</text:span><text:span text:style-name="T6">}</text:span></text:p>
      <text:p text:style-name="P3"><text:soft-page-break/><text:span text:style-name="T17">            </text:span><text:span text:style-name="T15">&lt;/</text:span><text:span text:style-name="T6">tbody</text:span><text:span text:style-name="T15">&gt;</text:span></text:p>
      <text:p text:style-name="P3"><text:span text:style-name="T17">          </text:span><text:span text:style-name="T15">&lt;/</text:span><text:span text:style-name="T6">table</text:span><text:span text:style-name="T15">&gt;</text:span></text:p>
      <text:p text:style-name="P3"><text:span text:style-name="T17">        </text:span><text:span text:style-name="T10">)</text:span><text:span text:style-name="T6">}</text:span></text:p>
      <text:p text:style-name="P3">      <text:span text:style-name="T15">&lt;/</text:span><text:span text:style-name="T6">div</text:span><text:span text:style-name="T15">&gt;</text:span></text:p>
      <text:p text:style-name="P2"/>
      <text:p text:style-name="P3">      <text:span text:style-name="T6">{</text:span><text:span text:style-name="T13">/* --- Formulario --- */</text:span><text:span text:style-name="T6">}</text:span></text:p>
      <text:p text:style-name="P3">      <text:span text:style-name="T15">&lt;</text:span><text:span text:style-name="T6">div</text:span><text:span text:style-name="T7"> </text:span><text:span text:style-name="T11">className</text:span><text:span text:style-name="T10">=</text:span><text:span text:style-name="T12">"formulario-ingreso"</text:span><text:span text:style-name="T15">&gt;</text:span></text:p>
      <text:p text:style-name="P3">        <text:span text:style-name="T15">&lt;</text:span><text:span text:style-name="T6">h2</text:span><text:span text:style-name="T15">&gt;</text:span><text:span text:style-name="T6">{</text:span><text:span text:style-name="T8">formData</text:span><text:span text:style-name="T10">.</text:span><text:span text:style-name="T11">id</text:span><text:span text:style-name="T10"> ? </text:span><text:span text:style-name="T12">"Editar Ingreso"</text:span><text:span text:style-name="T10"> : </text:span><text:span text:style-name="T12">"Nuevo Ingreso"</text:span><text:span text:style-name="T6">}</text:span><text:span text:style-name="T15">&lt;/</text:span><text:span text:style-name="T6">h2</text:span><text:span text:style-name="T15">&gt;</text:span></text:p>
      <text:p text:style-name="P3">        <text:span text:style-name="T15">&lt;</text:span><text:span text:style-name="T6">form</text:span><text:span text:style-name="T7"> </text:span><text:span text:style-name="T11">onSubmit</text:span><text:span text:style-name="T10">=</text:span><text:span text:style-name="T6">{</text:span><text:span text:style-name="T9">handleSubmit</text:span><text:span text:style-name="T6">}</text:span><text:span text:style-name="T15">&gt;</text:span></text:p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Categoría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10">=</text:span><text:span text:style-name="T12">"text"</text:span></text:p>
      <text:p text:style-name="P3">              <text:span text:style-name="T11">name</text:span><text:span text:style-name="T10">=</text:span><text:span text:style-name="T12">"categoria"</text:span></text:p>
      <text:p text:style-name="P3">              <text:span text:style-name="T11">value</text:span><text:span text:style-name="T10">=</text:span><text:span text:style-name="T6">{</text:span><text:span text:style-name="T8">formData</text:span><text:span text:style-name="T10">.</text:span><text:span text:style-name="T11">categoria</text:span><text:span text:style-name="T6">}</text:span></text:p>
      <text:p text:style-name="P3">              <text:span text:style-name="T11">onChange</text:span><text:span text:style-name="T10">=</text:span><text:span text:style-name="T6">{</text:span><text:span text:style-name="T9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2"/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Monto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10">=</text:span><text:span text:style-name="T12">"number"</text:span></text:p>
      <text:p text:style-name="P3">              <text:span text:style-name="T11">name</text:span><text:span text:style-name="T10">=</text:span><text:span text:style-name="T12">"monto"</text:span></text:p>
      <text:p text:style-name="P3">              <text:span text:style-name="T11">value</text:span><text:span text:style-name="T10">=</text:span><text:span text:style-name="T6">{</text:span><text:span text:style-name="T8">formData</text:span><text:span text:style-name="T10">.</text:span><text:span text:style-name="T11">monto</text:span><text:span text:style-name="T6">}</text:span></text:p>
      <text:p text:style-name="P3">              <text:span text:style-name="T11">onChange</text:span><text:span text:style-name="T10">=</text:span><text:span text:style-name="T6">{</text:span><text:span text:style-name="T9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2"/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Fecha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10">=</text:span><text:span text:style-name="T12">"date"</text:span></text:p>
      <text:p text:style-name="P3">              <text:span text:style-name="T11">name</text:span><text:span text:style-name="T10">=</text:span><text:span text:style-name="T12">"fecha"</text:span></text:p>
      <text:p text:style-name="P3">              <text:span text:style-name="T11">value</text:span><text:span text:style-name="T10">=</text:span><text:span text:style-name="T6">{</text:span><text:span text:style-name="T8">formData</text:span><text:span text:style-name="T10">.</text:span><text:span text:style-name="T11">fecha</text:span><text:span text:style-name="T6">}</text:span></text:p>
      <text:p text:style-name="P3">              <text:span text:style-name="T11">onChange</text:span><text:span text:style-name="T10">=</text:span><text:span text:style-name="T6">{</text:span><text:span text:style-name="T9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2"/>
      <text:p text:style-name="P3">          <text:span text:style-name="T15">&lt;</text:span><text:span text:style-name="T6">button</text:span><text:span text:style-name="T7"> </text:span><text:span text:style-name="T11">type</text:span><text:span text:style-name="T10">=</text:span><text:span text:style-name="T12">"submit"</text:span><text:span text:style-name="T15">&gt;</text:span></text:p>
      <text:p text:style-name="P3">            <text:span text:style-name="T6">{</text:span><text:span text:style-name="T8">formData</text:span><text:span text:style-name="T10">.</text:span><text:span text:style-name="T11">id</text:span><text:span text:style-name="T10"> ? </text:span><text:span text:style-name="T12">"Actualizar"</text:span><text:span text:style-name="T10"> : </text:span><text:span text:style-name="T12">"Agregar"</text:span><text:span text:style-name="T6">}</text:span></text:p>
      <text:p text:style-name="P3">          <text:span text:style-name="T15">&lt;/</text:span><text:span text:style-name="T6">button</text:span><text:span text:style-name="T15">&gt;</text:span></text:p>
      <text:p text:style-name="P3">        <text:span text:style-name="T15">&lt;/</text:span><text:span text:style-name="T6">form</text:span><text:span text:style-name="T15">&gt;</text:span></text:p>
      <text:p text:style-name="P3">      <text:span text:style-name="T15">&lt;/</text:span><text:span text:style-name="T6">div</text:span><text:span text:style-name="T15">&gt;</text:span></text:p>
      <text:p text:style-name="P3">    <text:span text:style-name="T15">&lt;/</text:span><text:span text:style-name="T6">div</text:span><text:span text:style-name="T15">&gt;</text:span></text:p>
      <text:p text:style-name="P3">  <text:span text:style-name="T7">);</text:span></text:p>
      <text:p text:style-name="P1">}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5:31:34.135258600</meta:creation-date>
    <dc:date>2025-08-29T15:32:31.403721200</dc:date>
    <meta:editing-duration>PT57S</meta:editing-duration>
    <meta:editing-cycles>1</meta:editing-cycles>
    <meta:document-statistic meta:table-count="0" meta:image-count="0" meta:object-count="0" meta:page-count="3" meta:paragraph-count="138" meta:word-count="342" meta:character-count="4076" meta:non-whitespace-character-count="2668"/>
    <meta:generator>LibreOffice/25.2.5.2$Windows_X86_64 LibreOffice_project/03d19516eb2e1dd5d4ccd751a0d6f35f35e08022</meta:generator>
  </office:meta>
</office:document-meta>
</file>